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255" officeooo:paragraph-rsid="00048255"/>
    </style:style>
    <style:style style:name="P2" style:family="paragraph" style:parent-style-name="Standard">
      <style:text-properties officeooo:rsid="00048255" officeooo:paragraph-rsid="00073259"/>
    </style:style>
    <style:style style:name="P3" style:family="paragraph" style:parent-style-name="Standard">
      <style:text-properties officeooo:rsid="00048255" officeooo:paragraph-rsid="00091cb3"/>
    </style:style>
    <style:style style:name="P4" style:family="paragraph" style:parent-style-name="Standard">
      <style:text-properties officeooo:rsid="00048255" officeooo:paragraph-rsid="000a9625"/>
    </style:style>
    <style:style style:name="P5" style:family="paragraph" style:parent-style-name="Standard">
      <style:text-properties officeooo:paragraph-rsid="00048255"/>
    </style:style>
    <style:style style:name="P6" style:family="paragraph" style:parent-style-name="Standard">
      <style:text-properties officeooo:rsid="000523c8" officeooo:paragraph-rsid="000a9625"/>
    </style:style>
    <style:style style:name="P7" style:family="paragraph" style:parent-style-name="Standard">
      <style:text-properties officeooo:paragraph-rsid="00073259"/>
    </style:style>
    <style:style style:name="P8" style:family="paragraph" style:parent-style-name="Standard">
      <style:text-properties officeooo:rsid="00073259" officeooo:paragraph-rsid="00073259"/>
    </style:style>
    <style:style style:name="P9" style:family="paragraph" style:parent-style-name="Standard">
      <style:text-properties officeooo:rsid="00091cb3" officeooo:paragraph-rsid="000523c8"/>
    </style:style>
    <style:style style:name="P10" style:family="paragraph" style:parent-style-name="Standard">
      <style:text-properties officeooo:rsid="00091cb3" officeooo:paragraph-rsid="00091cb3"/>
    </style:style>
    <style:style style:name="P11" style:family="paragraph" style:parent-style-name="Standard">
      <style:text-properties officeooo:rsid="0009dbfc" officeooo:paragraph-rsid="0009dbfc"/>
    </style:style>
    <style:style style:name="P12" style:family="paragraph" style:parent-style-name="Standard">
      <style:text-properties officeooo:rsid="0009dbfc" officeooo:paragraph-rsid="000a9625"/>
    </style:style>
    <style:style style:name="P13" style:family="paragraph" style:parent-style-name="Standard">
      <style:text-properties officeooo:rsid="000be1f4" officeooo:paragraph-rsid="000be1f4"/>
    </style:style>
    <style:style style:name="P14" style:family="paragraph" style:parent-style-name="Standard">
      <style:text-properties officeooo:rsid="000c2bd0" officeooo:paragraph-rsid="000c2bd0"/>
    </style:style>
    <style:style style:name="P15" style:family="paragraph" style:parent-style-name="Standard">
      <style:text-properties officeooo:rsid="000de0ec" officeooo:paragraph-rsid="000de0ec"/>
    </style:style>
    <style:style style:name="T1" style:family="text">
      <style:text-properties officeooo:rsid="00048255"/>
    </style:style>
    <style:style style:name="T2" style:family="text">
      <style:text-properties officeooo:rsid="000523c8"/>
    </style:style>
    <style:style style:name="T3" style:family="text">
      <style:text-properties officeooo:rsid="0005c265"/>
    </style:style>
    <style:style style:name="T4" style:family="text">
      <style:text-properties officeooo:rsid="00073259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73259"/>
    </style:style>
    <style:style style:name="T7" style:family="text">
      <style:text-properties officeooo:rsid="00091cb3"/>
    </style:style>
    <style:style style:name="T8" style:family="text">
      <style:text-properties officeooo:rsid="0009dbfc"/>
    </style:style>
    <style:style style:name="T9" style:family="text">
      <style:text-properties officeooo:rsid="000a9625"/>
    </style:style>
    <style:style style:name="T10" style:family="text">
      <style:text-properties officeooo:rsid="000c2bd0"/>
    </style:style>
    <style:style style:name="T11" style:family="text">
      <style:text-properties officeooo:rsid="000de0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00 words</text:p>
      <text:p text:style-name="P1"/>
      <text:p text:style-name="P1">Findings from survey on long-term preservation of Digital Humanities projects, and test version of interactive online activity based on these findings you can use to evaluate your project. </text:p>
      <text:p text:style-name="P1"/>
      <text:p text:style-name="P1">BG on Endings project</text:p>
      <text:p text:style-name="P1"/>
      <text:p text:style-name="P1">BG on survey</text:p>
      <text:p text:style-name="P1"/>
      <text:p text:style-name="P1">Selected Findings from survey</text:p>
      <text:p text:style-name="P1"/>
      <text:p text:style-name="P2"><text:span text:style-name="T2">74% of the projects were 10 or fewer years old [Q3] and 57% are still in progress [Q4]</text:span></text:p>
      <text:p text:style-name="P11">Perhaps not coincidentally, 74% reported project data is available online [Q8] <text:span text:style-name="T10">and 73% reported no output failures due to software obsolescence [Q27]</text:span></text:p>
      <text:p text:style-name="P2"/>
      <text:p text:style-name="P3">54% did not have long-term preservation plans <text:span text:style-name="T8">[Q16]</text:span>, possibly because 60% do not anticipate their project ending <text:span text:style-name="T8">[Q10]</text:span>; <text:span text:style-name="T7">on the other hand 18% of projects are dormant or abandoned [Q9] similarly 18% of the projects are complete and archived [Q15]</text:span></text:p>
      <text:p text:style-name="P3"/>
      <text:p text:style-name="P3"><text:span text:style-name="T2">13% of projects started before 2000 [Q3], 0% ended before 2006 [Q4] and 59% had no precise timeline [Q10] which supports the idea these "projects" are long-lasting</text:span></text:p>
      <text:p text:style-name="P9"/>
      <text:p text:style-name="P6">34% <text:span text:style-name="T9">relied on</text:span> WordPress/Drupal based, <text:span text:style-name="T9">31% on php/SQL based</text:span> and 41% on "other" software <text:span text:style-name="T9">services and libraries</text:span> <text:span text:style-name="T8">[Q18] 54% of projects relied on free, open-source tools and libraries and only 1% relied entirely on proprietary tools and libraries [Q26]</text:span></text:p>
      <text:p text:style-name="P4"><text:span text:style-name="T9">21% reported technological obsolescence had a negative impact [Q14]</text:span></text:p>
      <text:p text:style-name="P12">Lower than we anticipated, possibly explained by % &lt; 10 yrs old, % still in progress</text:p>
      <text:p text:style-name="P12"/>
      <text:p text:style-name="P10">64% considered "timelines" in planning projects, but only 32% considered "benchmarks for assessing progress" [Q13] </text:p>
      <text:p text:style-name="P10"/>
      <text:p text:style-name="P13">38% said lack of ongoing funding was most important obstacle to long term preservation [Q20] vs 12% who cited "technology choices" – however not clear to what degree costs of preservation depend on technology choices</text:p>
      <text:p text:style-name="P11"/>
      <text:p text:style-name="P13"><text:span text:style-name="T10">Regarding use of standard data models, 26% used their own (non-standard one) instead, and 9% didn't knowingly use any standard model</text:span> [Q21] </text:p>
      <text:p text:style-name="P13"/>
      <text:p text:style-name="P14">Ongoing maintenance is handled in 42% of cases by the university, 26% by PI (which seems a bit vulnerable) and 19% not at all (which is obviously vulnerable) [Q25]</text:p>
      <text:p text:style-name="P14"/>
      <text:p text:style-name="P15">7% reported their technical documentation was extensive, complete and detailed [Q28]</text:p>
      <text:p text:style-name="P10"/>
      <text:p text:style-name="P8">[<text:span text:style-name="T11">may be tough allocating survey results into o</text:span>ur distinctions of "data", "products" and "processing" , e.g. someone creating a WordPress site]</text:p>
      <text:p text:style-name="P1"/>
      <text:p text:style-name="P1">0<text:tab/>Responsibilities <text:span text:style-name="T3">for Management</text:span></text:p>
      <text:p text:style-name="P1"/>
      <text:p text:style-name="P5"><text:span text:style-name="T1">1<text:tab/>Data (</text:span><text:span text:style-name="T5">the expression of the source information, knowledge, and expertise of <text:s/>researchers</text:span><text:span text:style-name="T6">)</text:span></text:p>
      <text:p text:style-name="P1"><text:soft-page-break/></text:p>
      <text:p text:style-name="P5"><text:span text:style-name="T1">2<text:tab/>Products (</text:span><text:span text:style-name="T5">output intended for end-users, </text:span><text:span text:style-name="T6">e.g.</text:span><text:span text:style-name="T5"> websites or print documents</text:span><text:span text:style-name="T6">)</text:span></text:p>
      <text:p text:style-name="P1"/>
      <text:p text:style-name="P5"><text:span text:style-name="T1">3<text:tab/>Processing (</text:span><text:span text:style-name="T5">code written </text:span><text:span text:style-name="T6">and/or</text:span><text:span text:style-name="T5"> maintained by project </text:span><text:span text:style-name="T6">to validate data, generate products)</text:span></text:p>
      <text:p text:style-name="P1"/>
      <text:p text:style-name="P1">4<text:tab/>Documentation <text:span text:style-name="T4">(technical, administrative, end-user)</text:span></text:p>
      <text:p text:style-name="P1"/>
      <text:p text:style-name="P7"><text:span text:style-name="T1">5<text:tab/>Release Management (planned release of </text:span><text:span text:style-name="T5">coherent, consistent and complete </text:span><text:span text:style-name="T6">public </text:span><text:span text:style-name="T4">products)</text:span></text:p>
      <text:p text:style-name="P1"/>
      <text:p text:style-name="P1"/>
      <text:p text:style-name="P1">We are currently processing interviews with a number of survey participants. The presentation will include examples from the interviewees to enrich the survey findings. </text:p>
      <text:p text:style-name="P1"/>
      <text:p text:style-name="P15">We might want to do more detailed comparing results from older projects vs more recent 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wart Arneil</meta:initial-creator>
    <meta:creation-date>2018-11-23T09:19:08.960994421</meta:creation-date>
    <dc:date>2018-11-23T14:04:08.336155984</dc:date>
    <dc:creator>Stewart Arneil</dc:creator>
    <meta:editing-duration>PT8M11S</meta:editing-duration>
    <meta:editing-cycles>1</meta:editing-cycles>
    <meta:document-statistic meta:table-count="0" meta:image-count="0" meta:object-count="0" meta:page-count="2" meta:paragraph-count="26" meta:word-count="442" meta:character-count="2859" meta:non-whitespace-character-count="2437"/>
    <meta:generator>LibreOffice/5.3.7.2$MacOSX_X86_64 LibreOffice_project/6b8ed514a9f8b44d37a1b96673cbbdd077e24059</meta:generator>
  </office:meta>
</office:document-meta>
</file>